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55fbf" officeooo:paragraph-rsid="00155fbf"/>
    </style:style>
    <style:style style:name="P2" style:family="paragraph" style:parent-style-name="Standard">
      <style:text-properties fo:font-size="14pt" style:text-underline-style="none" fo:font-weight="normal" officeooo:rsid="00155fbf" officeooo:paragraph-rsid="00155fb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55fbf" officeooo:paragraph-rsid="0016caa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6caaf" officeooo:paragraph-rsid="0016caa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bold" officeooo:rsid="0016caaf" officeooo:paragraph-rsid="0016caaf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6caaf" officeooo:paragraph-rsid="0016caaf" style:font-size-asian="12.25pt" style:font-weight-asian="bold" style:font-size-complex="14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officeooo:rsid="0016c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RESUME</text:span></text:p>
      <text:p text:style-name="P1"/>
      <text:p text:style-name="P1"/>
      <text:p text:style-name="P1"/>
      <text:p text:style-name="P2">NAME <text:tab/>: AKSHAY.PS</text:p>
      <text:p text:style-name="P3">ADDRESS <text:s/>:PALLIYAMBIL HOUSE </text:p>
      <text:p text:style-name="P3"><text:s text:c="21"/>NORTH KUTHIYATHODE <text:s/></text:p>
      <text:p text:style-name="P3"><text:s text:c="21"/>CHALAKKA <text:span text:style-name="T2">ernakulam</text:span></text:p>
      <text:p text:style-name="P3"><text:tab/><text:tab/><text:span text:style-name="T2">kerala</text:span></text:p>
      <text:p text:style-name="P2">PHONE <text:tab/>:7561024510</text:p>
      <text:p text:style-name="P2">PINCIDE <text:s text:c="4"/>:683594</text:p>
      <text:p text:style-name="P4">DOB <text:s text:c="2"/><text:tab/> :27/07/1995</text:p>
      <text:p text:style-name="P5">EMAIL ID:akshay779966@gmail.com</text:p>
      <text:p text:style-name="P4"/>
      <text:p text:style-name="P6">QUALIFICATION</text:p>
      <text:p text:style-name="P6"/>
      <text:p text:style-name="P5">SSLC</text:p>
      <text:p text:style-name="P5">+2</text:p>
      <text:p text:style-name="P5">BCA</text:p>
      <text:p text:style-name="P5"/>
      <text:p text:style-name="P5"/>
      <text:p text:style-name="P5"/>
      <text:p text:style-name="P5"/>
      <text:p text:style-name="P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1:28:25.289801140</meta:creation-date>
    <dc:date>2020-01-29T11:52:06.127120543</dc:date>
    <meta:editing-duration>PT8M30S</meta:editing-duration>
    <meta:editing-cycles>1</meta:editing-cycles>
    <meta:document-statistic meta:table-count="0" meta:image-count="0" meta:object-count="0" meta:page-count="1" meta:paragraph-count="14" meta:word-count="24" meta:character-count="249" meta:non-whitespace-character-count="180"/>
    <meta:generator>LibreOffice/4.2.8.2$Linux_x86 LibreOffice_project/420m0$Build-2</meta:generator>
  </office:meta>
</office:document-meta>
</file>